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d763" officeooo:paragraph-rsid="0019d763"/>
    </style:style>
    <style:style style:name="P2" style:family="paragraph" style:parent-style-name="Heading_20_2">
      <style:text-properties officeooo:rsid="0019d763" officeooo:paragraph-rsid="0019d7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utorial 3 - Internet Router Bridge</text:h>
      <text:p text:style-name="P1"/>
      <text:p text:style-name="P1">Following tutorial was done with Raspbian 10 Buster and hostapd 2.7</text:p>
      <text:p text:style-name="P1"/>
      <text:p text:style-name="P1">----------------------------------------------------------------------</text:p>
      <text:p text:style-name="P1">Recommendation:</text:p>
      <text:p text:style-name="P1">----------------------------------------------------------------------</text:p>
      <text:p text:style-name="P1">DO NOT use your main system disk (sdCard), instead, use a fresh system</text:p>
      <text:p text:style-name="P1">or some "learn/lab/test" system to makes theses tutorials/experiments.</text:p>
      <text:p text:style-name="P1">After completing all set of 3 tutorials you should be able to have</text:p>
      <text:p text:style-name="P1">a good basic understanding of the whole matter, and should be able</text:p>
      <text:p text:style-name="P1">to know the best way to use the knowledge...</text:p>
      <text:p text:style-name="P1"/>
      <text:p text:style-name="P1">Text Editor:</text:p>
      <text:p text:style-name="P1">Use the text editor of your preference, like</text:p>
      <text:p text:style-name="P1">Geany (GUI based) or Nano (terminal based), etc.</text:p>
      <text:p text:style-name="P1">----------------------------------------------------------------------</text:p>
      <text:p text:style-name="P1"/>
      <text:p text:style-name="P1"/>
      <text:p text:style-name="P1">----------------------------------------------------------------------</text:p>
      <text:h text:style-name="Heading_20_5" text:outline-level="5">A3.1.0 WiFi between 2 peers (or more).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A3.1.1 Install hostapd software</text:h>
      <text:p text:style-name="P1">-----</text:p>
      <text:p text:style-name="Coding"><text:tab/>sudo apt install hostapd</text:p>
      <text:p text:style-name="P1"/>
      <text:p text:style-name="P1">Temporarilly shutdown hostapd service</text:p>
      <text:p text:style-name="P1"/>
      <text:p text:style-name="Coding"><text:tab/>sudo service hostapd stop</text:p>
      <text:p text:style-name="P1"><text:soft-page-break/></text:p>
      <text:p text:style-name="P1">Unmask (unlock) hostapd service</text:p>
      <text:p text:style-name="P1"/>
      <text:p text:style-name="Coding"><text:tab/>sudo systemctl unmask hostapd.service</text:p>
      <text:p text:style-name="Coding"><text:tab/>sudo systemctl enable hostapd.service</text:p>
      <text:p text:style-name="P1"/>
      <text:p text:style-name="P1">-----</text:p>
      <text:h text:style-name="Heading_20_5" text:outline-level="5">A3.1.2 Create/Modify hostapd configuration file (/etc/hostapd/hostapd.conf)</text:h>
      <text:p text:style-name="P1">-----</text:p>
      <text:p text:style-name="Coding"><text:tab/>sudo <text:s/>nano <text:s/>/etc/hostapd/hostapd.conf</text:p>
      <text:p text:style-name="P1"/>
      <text:p text:style-name="P1">Copy and Paste the following text</text:p>
      <text:p text:style-name="P1"/>
      <text:p text:style-name="CoTexting">interface=wlan0</text:p>
      <text:p text:style-name="CoTexting"/>
      <text:p text:style-name="CoTexting"># <text:s/>The following line is new to the config.</text:p>
      <text:p text:style-name="CoTexting"># <text:s/>This line does not existed in the tuto1 and tuto2...</text:p>
      <text:p text:style-name="CoTexting">bridge=br0</text:p>
      <text:p text:style-name="CoTexting"/>
      <text:p text:style-name="CoTexting">driver=nl80211</text:p>
      <text:p text:style-name="CoTexting">hw_mode=g</text:p>
      <text:p text:style-name="CoTexting">channel=6</text:p>
      <text:p text:style-name="CoTexting">wmm_enabled=0</text:p>
      <text:p text:style-name="CoTexting">macaddr_acl=0</text:p>
      <text:p text:style-name="CoTexting">auth_algs=1</text:p>
      <text:p text:style-name="CoTexting">ignore_broadcast_ssid=0</text:p>
      <text:p text:style-name="CoTexting">wpa=2</text:p>
      <text:p text:style-name="CoTexting">wpa_key_mgmt=WPA-PSK</text:p>
      <text:p text:style-name="CoTexting">wpa_pairwise=TKIP</text:p>
      <text:p text:style-name="CoTexting">rsn_pairwise=CCMP</text:p>
      <text:p text:style-name="CoTexting">ssid=YOUR-SSID</text:p>
      <text:p text:style-name="CoTexting">wpa_passphrase=YOUR-PASSPHRASE-PASSWORD</text:p>
      <text:p text:style-name="P1"/>
      <text:p text:style-name="P1"/>
      <text:p text:style-name="P1">-----</text:p>
      <text:h text:style-name="Heading_20_5" text:outline-level="5">A3.1.3 Edit the file /etc/hostapd, modify the variable "DAEMON_CONF".</text:h>
      <text:p text:style-name="P1">-----</text:p>
      <text:p text:style-name="P1">Find the line with "#DAEMON_CONF=", </text:p>
      <text:p text:style-name="P1">Remove any "#" sign at the beginning of the line, if it exist.</text:p>
      <text:p text:style-name="P1">add the following value:</text:p>
      <text:p text:style-name="P1"/>
      <text:p text:style-name="CoTexting"><text:soft-page-break/>DAEMON_CONF="/etc/hostapd/hostapd.conf"</text:p>
      <text:p text:style-name="P1"/>
      <text:p text:style-name="P1"/>
      <text:p text:style-name="P1">-----</text:p>
      <text:h text:style-name="Heading_20_5" text:outline-level="5">A3.1.4 Edit the file /etc/dhcpcd.conf, give the WIFI an static IP Address</text:h>
      <text:p text:style-name="P1">-----</text:p>
      <text:p text:style-name="P1"/>
      <text:p text:style-name="Coding"><text:tab/>sudo <text:s/>nano <text:s/>/etc/dhcpcd.conf</text:p>
      <text:p text:style-name="P1"/>
      <text:p text:style-name="P1">Add the following lines at the end of the file.</text:p>
      <text:p text:style-name="P1"/>
      <text:p text:style-name="CoTexting">interface wlan0</text:p>
      <text:p text:style-name="CoTexting">static ip_address=192.168.50.1/24</text:p>
      <text:p text:style-name="CoTexting">nohook wpa_supplicant</text:p>
      <text:p text:style-name="P1"/>
      <text:p text:style-name="P1"/>
      <text:p text:style-name="P1">-----</text:p>
      <text:h text:style-name="Heading_20_5" text:outline-level="5">3.1.5 Start/Restart hostapd service</text:h>
      <text:p text:style-name="P1">-----</text:p>
      <text:p text:style-name="P1"/>
      <text:p text:style-name="Coding"><text:tab/>sudo service hostapd start</text:p>
      <text:p text:style-name="P1"/>
      <text:p text:style-name="P1"/>
      <text:p text:style-name="P1">-----</text:p>
      <text:h text:style-name="Heading_20_5" text:outline-level="5">A3.1.6 Reboot the system</text:h>
      <text:p text:style-name="P1">-----</text:p>
      <text:p text:style-name="P1"/>
      <text:p text:style-name="P1">Reboot the system, so that you can use the installed software. </text:p>
      <text:p text:style-name="P1"/>
      <text:p text:style-name="P1"/>
      <text:p text:style-name="P1"/>
      <text:p text:style-name="P1">Congratulations, at this point you have a WIFI ACCESS POINT working.</text:p>
      <text:p text:style-name="P1">Be aware that the other peer (guest) need to connect and setup manually the IP Address.</text:p>
      <text:p text:style-name="P1">The software hostapd described here, DOES NOT provide IP Addresses to the peers that</text:p>
      <text:p text:style-name="P1"><text:soft-page-break/>will be connecting, we will look at it later in other separated tutorial...</text:p>
      <text:p text:style-name="P1"/>
      <text:p text:style-name="P1">Now you can go ahead and connect another peer(guests) compute to this peer(host)!</text:p>
      <text:p text:style-name="P1"/>
      <text:p text:style-name="P1">At this point, peers can connect with each other and run any kind of software</text:p>
      <text:p text:style-name="P1">that uses the network link to exchange data. We have an little example</text:p>
      <text:p text:style-name="P1">showing how to exchange files between peers using, for example, webbrowser.</text:p>
      <text:p text:style-name="P1"/>
      <text:p text:style-name="P1"/>
      <text:p text:style-name="P1"/>
      <text:p text:style-name="P1">----------------------------------------------------------------------</text:p>
      <text:p text:style-name="P1">A3.2.0 Add Internet Routing to the peers (iptables rules)</text:p>
      <text:p text:style-name="P1">----------------------------------------------------------------------</text:p>
      <text:p text:style-name="P1">THIS STEP IS NOT USED IN THIS TUTORIAL 3!</text:p>
      <text:p text:style-name="P1">----------------------------------------------------------------------</text:p>
      <text:p text:style-name="P1">THIS STEP IS NOT USED IN THIS TUTORIAL 3! No iptables rules are used.</text:p>
      <text:p text:style-name="P1">----------------------------------------------------------------------</text:p>
      <text:p text:style-name="P1">Please, move to the next step 3.3.0</text:p>
      <text:p text:style-name="P1">----------------------------------------------------------------------</text:p>
      <text:p text:style-name="P1"/>
      <text:p text:style-name="P1"/>
      <text:p text:style-name="P1"/>
      <text:p text:style-name="P1">----------------------------------------------------------------------</text:p>
      <text:h text:style-name="Heading_20_5" text:outline-level="5">A3.3.0 Install and Configure Bridge Software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A3.3.1 Install bridge-utils</text:h>
      <text:p text:style-name="P1">-----</text:p>
      <text:p text:style-name="P1"/>
      <text:p text:style-name="Coding"><text:tab/>sudo apt install bridge-utils</text:p>
      <text:p text:style-name="P1"><text:soft-page-break/></text:p>
      <text:p text:style-name="P1"/>
      <text:p text:style-name="P1">-----</text:p>
      <text:h text:style-name="Heading_20_5" text:outline-level="5">A3.3.2 Configure system <text:s/>/etc/network/interfaces</text:h>
      <text:p text:style-name="P1">-----</text:p>
      <text:p text:style-name="P1"/>
      <text:p text:style-name="Coding"><text:tab/>sudo nano <text:s/>/etc/network/interfaces</text:p>
      <text:p text:style-name="P1"/>
      <text:p text:style-name="P1">Add the following 3 lines at the end:</text:p>
      <text:p text:style-name="P1"/>
      <text:p text:style-name="CoTexting">auto br0</text:p>
      <text:p text:style-name="CoTexting">iface br0 inet manual</text:p>
      <text:p text:style-name="CoTexting">bridge_ports eth0 wlan0</text:p>
      <text:p text:style-name="P1"/>
      <text:p text:style-name="P1"/>
      <text:p text:style-name="P1">-----</text:p>
      <text:h text:style-name="Heading_20_5" text:outline-level="5">A3.3.3 Just Reminder, Modify <text:s/>/etc/hostapd/hostapd.conf</text:h>
      <text:p text:style-name="P1">-----</text:p>
      <text:p text:style-name="P1">This step just repeat what the step 3.1.2 did, so it is a repetition...</text:p>
      <text:p text:style-name="P1"/>
      <text:p text:style-name="P1">If you have NOT done so, then you need to add the following line</text:p>
      <text:p text:style-name="P1">to the <text:s/>/etc/hostapd/hostapd.conf <text:s/>file:</text:p>
      <text:p text:style-name="P1"/>
      <text:p text:style-name="Coding"><text:tab/>sudo <text:s/>nano <text:s/>/etc/hostapd/hostapd.conf</text:p>
      <text:p text:style-name="P1"><text:tab/></text:p>
      <text:p text:style-name="P1">Add the following line:</text:p>
      <text:p text:style-name="P1"/>
      <text:p text:style-name="CoTexting">bridge=br0</text:p>
      <text:p text:style-name="P1"/>
      <text:p text:style-name="P1"/>
      <text:p text:style-name="P1">This step is already described in the step 3.1.2, above.</text:p>
      <text:p text:style-name="P1">If you already have done so, you DO NOT need to do it again (twice).</text:p>
      <text:p text:style-name="P1"/>
      <text:p text:style-name="P1"><text:soft-page-break/></text:p>
      <text:p text:style-name="P1">-----</text:p>
      <text:h text:style-name="Heading_20_5" text:outline-level="5">A3.3.4 Reboot the system</text:h>
      <text:p text:style-name="P1">-----</text:p>
      <text:p text:style-name="P1"/>
      <text:p text:style-name="P1"/>
      <text:p text:style-name="P1">Congratulation, with this tutorial 3 perfomed, you have MANY different</text:p>
      <text:p text:style-name="P1">options to create mini-networks, wifi-groups, net sharing groups, etc...</text:p>
      <text:p text:style-name="P1"/>
      <text:p text:style-name="P1">We already live in an AGE OF MULTIPLE DEVICES per person, and,</text:p>
      <text:p text:style-name="P1">an AGE of INTERNET OF EVERYTHING, so, to make a really good use</text:p>
      <text:p text:style-name="P1">of all these devices we will need to have/create many different</text:p>
      <text:p text:style-name="P1">networks/groups setups for many different needs.</text:p>
      <text:p text:style-name="P1"/>
      <text:p text:style-name="P1">I hope these 3 small tutorials help you to start getting important</text:p>
      <text:p text:style-name="P1">knowledge about such an important subject. From here, daily needs</text:p>
      <text:p text:style-name="P1">and your imagination are enough to lead you to further explora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ing" style:family="paragraph" style:parent-style-name="Salutation" style:master-page-name="">
      <loext:graphic-properties draw:fill="solid" draw:fill-color="#333333" draw:fill-image-width="0mm" draw:fill-image-height="0mm"/>
      <style:paragraph-properties fo:margin-top="0mm" fo:margin-bottom="0mm" loext:contextual-spacing="false" fo:line-height="100%" style:page-number="auto" fo:background-color="#333333" fo:padding="1.5mm" fo:border="0.06pt solid #333333" style:shadow="none" style:writing-mode="page" style:join-border="false">
        <style:tab-stops/>
      </style:paragraph-properties>
      <style:text-properties fo:color="#00cc00" style:font-name="DejaVu Sans Mono" fo:font-family="'DejaVu Sans Mono'" style:font-style-name="Book" style:font-pitch="fixed" fo:font-size="11pt" fo:letter-spacing="normal" officeooo:rsid="0009cbfd" style:letter-kerning="false" style:font-size-asian="10.5pt" style:text-scale="100%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MonoText" style:family="paragraph" style:parent-style-name="List_20_Contents" style:next-style-name="Standard">
      <style:paragraph-properties style:shadow="none" style:writing-mode="pag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Texting" style:family="paragraph" style:parent-style-name="Preformatted_20_Text">
      <style:paragraph-properties style:writing-mode="page"/>
      <style:text-properties fo:color="#660066" officeooo:rsid="0010646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23:18.705770927</meta:creation-date>
    <dc:date>2020-02-14T13:55:18.216904085</dc:date>
    <meta:editing-duration>PT3H1M37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6" meta:paragraph-count="127" meta:word-count="644" meta:character-count="4929" meta:non-whitespace-character-count="4385"/>
  </office:meta>
</office:document-meta>
</file>